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116c25" officeooo:paragraph-rsid="003792e8" style:font-size-asian="12pt" style:font-size-complex="12pt"/>
    </style:style>
    <style:style style:name="P2" style:family="paragraph" style:parent-style-name="Standard">
      <style:text-properties style:font-name="DejaVu Sans Condensed" fo:font-size="12pt" fo:font-weight="normal" officeooo:rsid="0054b646" officeooo:paragraph-rsid="0054b646" style:font-size-asian="12pt" style:font-weight-asian="normal" style:font-size-complex="12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67ec4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67ec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567ec4"/>
    </style:style>
    <style:style style:name="T1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4eb78d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5389d6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54b646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558df1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575df6" style:font-size-asian="12pt" style:font-weight-asian="bold" style:font-size-complex="12pt" style:font-weight-complex="bold"/>
    </style:style>
    <style:style style:name="T9" style:family="text">
      <style:text-properties officeooo:rsid="0035db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">1<text:span text:style-name="T9">xx</text:span> - Controls</text:p>
          </table:table-cell>
          <table:table-cell table:style-name="Table1.A1" office:value-type="string">
            <text:p text:style-name="P4">2xx - Ground</text:p>
          </table:table-cell>
          <table:table-cell table:style-name="Table1.A1" office:value-type="string">
            <text:p text:style-name="P4">3xx - Flight</text:p>
          </table:table-cell>
          <table:table-cell table:style-name="Table1.D1" office:value-type="string">
            <text:p text:style-name="P4">4xx - A2A</text:p>
          </table:table-cell>
          <table:table-cell table:style-name="Table1.E1" office:value-type="string">
            <text:p text:style-name="P4">5xx - A2G</text:p>
          </table:table-cell>
          <table:table-cell table:style-name="Table1.F1" office:value-type="string">
            <text:p text:style-name="P4">6xx - Misc</text:p>
          </table:table-cell>
        </table:table-row>
      </table:table>
      <text:p text:style-name="P5"><text:span text:style-name="T2">5</text:span><text:span text:style-name="T5">0</text:span><text:span text:style-name="T8">3</text:span><text:span text:style-name="T1"> - </text:span><text:span text:style-name="T3">A/G</text:span><text:span text:style-name="T4"> - </text:span><text:span text:style-name="T7">Longbow </text:span><text:span text:style-name="T6">FCR modes and use</text:span></text:p>
      <text:p text:style-name="P1"/>
      <text:p text:style-name="P2">TOD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4-03T22:51:47.115000000</dc:date>
    <meta:editing-duration>PT10H29M17S</meta:editing-duration>
    <meta:editing-cycles>56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8" meta:word-count="28" meta:character-count="107" meta:non-whitespace-character-count="87"/>
  </office:meta>
</office:document-meta>
</file>